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ff8000"/>
      <style:text-properties fo:color="#ff8000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office:value-type="string" calcext:value-type="string">
            <text:p>状態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製造（PHP）</text:p>
          </table:table-cell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2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8"/>
        </table:table-row>
        <table:table-row table:style-name="ro3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3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3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3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3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8"/>
        </table:table-row>
        <table:table-row table:style-name="ro3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8"/>
        </table:table-row>
        <table:table-row table:style-name="ro3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8"/>
        </table:table-row>
        <table:table-row table:style-name="ro3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8"/>
        </table:table-row>
        <table:table-row table:style-name="ro2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4" table:number-columns-repeated="5"/>
          <table:table-cell table:style-name="ce5" table:number-columns-repeated="4"/>
          <table:table-cell table:number-columns-repeated="7"/>
          <table:table-cell table:style-name="ce5" table:number-columns-repeated="10"/>
          <table:table-cell table:number-columns-repeated="28"/>
        </table:table-row>
        <table:table-row table:style-name="ro2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4" table:number-columns-repeated="5"/>
          <table:table-cell table:style-name="ce5" table:number-columns-repeated="4"/>
          <table:table-cell table:number-columns-repeated="7"/>
          <table:table-cell table:style-name="ce5" table:number-columns-repeated="10"/>
          <table:table-cell table:number-columns-repeated="28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1">
          <table:table-cell office:value-type="string" calcext:value-type="string">
            <text:p>製造（Vue.js）</text:p>
          </table:table-cell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3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8"/>
        </table:table-row>
        <table:table-row table:style-name="ro3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8"/>
        </table:table-row>
        <table:table-row table:style-name="ro3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5" table:number-columns-repeated="12"/>
          <table:table-cell table:style-name="ce14" table:number-columns-repeated="3"/>
          <table:table-cell table:style-name="ce5" table:number-columns-repeated="18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7"/>
          <table:table-cell table:style-name="ce5" table:number-columns-repeated="2"/>
          <table:table-cell table:number-columns-repeated="8"/>
          <table:table-cell table:style-name="ce5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9"/>
          <table:table-cell table:number-columns-repeated="8"/>
          <table:table-cell table:style-name="ce5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5"/>
          <table:table-cell table:style-name="ce4" table:number-columns-repeated="7"/>
          <table:table-cell table:style-name="ce5" table:number-columns-repeated="2"/>
          <table:table-cell table:number-columns-repeated="8"/>
          <table:table-cell table:style-name="ce5"/>
          <table:table-cell table:number-columns-repeated="28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1">
          <table:table-cell office:value-type="string" calcext:value-type="string">
            <text:p>製造（Eel）</text:p>
          </table:table-cell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 table:style-name="ce4" table:number-columns-repeated="11"/>
          <table:table-cell table:number-columns-repeated="27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 table:style-name="ce4" table:number-columns-repeated="11"/>
          <table:table-cell table:number-columns-repeated="27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1">
          <table:table-cell office:value-type="string" calcext:value-type="string">
            <text:p>検証</text:p>
          </table:table-cell>
          <table:table-cell table:number-columns-repeated="2"/>
          <table:table-cell table:style-name="ce5" table:number-columns-repeated="33"/>
          <table:table-cell table:number-columns-repeated="28"/>
        </table:table-row>
        <table:table-row table:style-name="ro1">
          <table:table-cell office:value-type="string" calcext:value-type="string">
            <text:p>herokuで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style-name="ce4" table:number-columns-repeated="17"/>
          <table:table-cell table:style-name="ce5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Eel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32"/>
          <table:table-cell table:style-name="ce4" table:number-columns-repeated="6"/>
          <table:table-cell table:style-name="ce5" table:number-columns-repeated="2"/>
          <table:table-cell table:number-columns-repeated="21"/>
        </table:table-row>
        <table:table-row table:style-name="ro1" table:number-rows-repeated="9">
          <table:table-cell table:number-columns-repeated="3"/>
          <table:table-cell table:style-name="ce5" table:number-columns-repeated="33"/>
          <table:table-cell table:number-columns-repeated="28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00/00/00</text:date>, <text:time style:data-style-name="N2" text:time-value="19:14:48.88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0-20T19:15:11.095000000</dc:date>
    <meta:editing-duration>PT6H17M53S</meta:editing-duration>
    <meta:editing-cycles>24</meta:editing-cycles>
    <meta:generator>LibreOffice/7.1.0.3$Windows_X86_64 LibreOffice_project/f6099ecf3d29644b5008cc8f48f42f4a40986e4c</meta:generator>
    <meta:document-statistic meta:table-count="1" meta:cell-count="145" meta:object-count="0"/>
  </office:meta>
</office:document-meta>
</file>